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Open Sans" svg:font-family="'Open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 fo:padding="0cm" fo:border="none"/>
      <style:text-properties officeooo:paragraph-rsid="001d12ca"/>
    </style:style>
    <style:style style:name="P2" style:family="paragraph" style:parent-style-name="Text_20_body">
      <style:paragraph-properties fo:text-align="start" style:justify-single-word="false" fo:orphans="2" fo:widows="2" fo:padding="0cm" fo:border="none"/>
    </style:style>
    <style:style style:name="P3" style:family="paragraph" style:parent-style-name="Text_20_body">
      <style:paragraph-properties fo:text-align="start" style:justify-single-word="false" fo:orphans="2" fo:widows="2" fo:padding="0cm" fo:border="none"/>
      <style:text-properties officeooo:paragraph-rsid="001d12ca"/>
    </style:style>
    <style:style style:name="P4" style:family="paragraph" style:parent-style-name="Text_20_body">
      <style:paragraph-properties fo:text-align="start" style:justify-single-word="false" fo:orphans="2" fo:widows="2" fo:padding="0cm" fo:border="none"/>
      <style:text-properties fo:language="en" fo:country="US" officeooo:rsid="001d12ca" officeooo:paragraph-rsid="001d12ca"/>
    </style:style>
    <style:style style:name="P5" style:family="paragraph" style:parent-style-name="Text_20_body">
      <style:paragraph-properties fo:text-align="start" style:justify-single-word="false" fo:orphans="2" fo:widows="2" fo:padding="0cm" fo:border="none"/>
      <style:text-properties fo:language="en" fo:country="US" officeooo:rsid="001ee657" officeooo:paragraph-rsid="001ee657"/>
    </style:style>
    <style:style style:name="P6" style:family="paragraph" style:parent-style-name="Text_20_body">
      <style:paragraph-properties fo:text-align="start" style:justify-single-word="false" fo:orphans="2" fo:widows="2" fo:padding="0cm" fo:border="none"/>
      <style:text-properties fo:language="ru" fo:country="RU" officeooo:rsid="001d12ca" officeooo:paragraph-rsid="001d12ca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f13f7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00fc4"/>
    </style:style>
    <style:style style:name="P1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c9211e" style:font-name="Open Sans" fo:font-size="9.60000038146973pt" fo:letter-spacing="normal" fo:font-style="normal" fo:font-weight="bold" officeooo:rsid="001f13f7" officeooo:paragraph-rsid="001f13f7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P13" style:family="paragraph" style:parent-style-name="Text_20_body" style:list-style-name="L1">
      <style:paragraph-properties fo:text-align="start" style:justify-single-word="false" fo:orphans="2" fo:widows="2" fo:padding="0cm" fo:border="none"/>
    </style:style>
    <style:style style:name="P14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d12ca" officeooo:paragraph-rsid="001d12ca"/>
    </style:style>
    <style:style style:name="P15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ee657" officeooo:paragraph-rsid="001ee657" style:font-size-asian="10pt" style:font-style-asian="normal" style:font-weight-asian="normal"/>
    </style:style>
    <style:style style:name="P16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d12ca" style:font-size-asian="10pt" style:font-style-asian="normal" style:font-weight-asian="normal"/>
    </style:style>
    <style:style style:name="P17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language="en" fo:country="US" fo:font-style="normal" fo:font-weight="normal" officeooo:rsid="001d12ca" officeooo:paragraph-rsid="001d12ca"/>
    </style:style>
    <style:style style:name="P18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language="en" fo:country="US" fo:font-style="normal" fo:font-weight="normal" officeooo:rsid="001ee657" officeooo:paragraph-rsid="001ee657" style:font-size-asian="10pt" style:font-style-asian="normal" style:font-weight-asian="normal"/>
    </style:style>
    <style:style style:name="P19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T1" style:family="text">
      <style:text-properties fo:font-variant="normal" fo:text-transform="none" fo:color="#313131" style:font-name="Open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313131" style:font-name="Open Sans" fo:font-size="9.60000038146973pt" fo:letter-spacing="normal" fo:font-style="normal" fo:font-weight="normal" style:font-size-asian="10pt" style:font-style-asian="normal" style:font-weight-asian="normal"/>
    </style:style>
    <style:style style:name="T3" style:family="text">
      <style:text-properties fo:font-variant="normal" fo:text-transform="none" fo:color="#313131" style:font-name="Open Sans" fo:font-size="9.60000038146973pt" fo:letter-spacing="normal" fo:font-style="normal" fo:font-weight="normal" officeooo:rsid="001f13f7"/>
    </style:style>
    <style:style style:name="T4" style:family="text">
      <style:text-properties fo:font-variant="normal" fo:text-transform="none" fo:color="#313131" style:font-name="Open Sans" fo:font-size="9.60000038146973pt" fo:letter-spacing="normal" fo:font-style="normal" fo:font-weight="normal" officeooo:rsid="00200fc4"/>
    </style:style>
    <style:style style:name="T5" style:family="text">
      <style:text-properties fo:font-variant="normal" fo:text-transform="none" fo:color="#313131" style:font-name="Open Sans" fo:font-size="9.60000038146973pt" fo:letter-spacing="normal" fo:font-style="normal" fo:font-weight="bold"/>
    </style:style>
    <style:style style:name="T6" style:family="text">
      <style:text-properties fo:font-variant="normal" fo:text-transform="none" fo:color="#313131" style:font-name="Open Sans" fo:font-size="9.60000038146973pt" fo:letter-spacing="normal" fo:font-style="normal" fo:font-weight="bold" fo:background-color="#f0f8ff" loext:char-shading-value="0" loext:padding="0cm" loext:border="none"/>
    </style:style>
    <style:style style:name="T7" style:family="text">
      <style:text-properties fo:font-variant="normal" fo:text-transform="none" fo:color="#313131" style:font-name="Open Sans" fo:font-size="9.60000038146973pt" fo:letter-spacing="normal" fo:font-style="italic" fo:font-weight="bold"/>
    </style:style>
    <style:style style:name="T8" style:family="text">
      <style:text-properties fo:font-variant="normal" fo:text-transform="none" fo:color="#313131" style:font-name="Open Sans" fo:font-size="9.60000038146973pt" fo:letter-spacing="normal" fo:font-style="italic" fo:font-weight="normal"/>
    </style:style>
    <style:style style:name="T9" style:family="text">
      <style:text-properties fo:font-variant="normal" fo:text-transform="none" fo:color="#313131" style:font-name="Open Sans" fo:font-size="9.60000038146973pt" fo:letter-spacing="normal" fo:font-style="italic" fo:font-weight="normal" officeooo:rsid="001f13f7"/>
    </style:style>
    <style:style style:name="T10" style:family="text">
      <style:text-properties fo:font-variant="normal" fo:text-transform="none" fo:color="#313131" style:font-name="Open Sans" fo:font-size="9.60000038146973pt" fo:letter-spacing="normal" fo:language="en" fo:country="US" fo:font-style="normal" fo:font-weight="normal"/>
    </style:style>
    <style:style style:name="T11" style:family="text">
      <style:text-properties fo:font-variant="normal" fo:text-transform="none" fo:color="#313131" style:font-name="Open Sans" fo:font-size="9.60000038146973pt" fo:letter-spacing="normal" fo:language="en" fo:country="US" fo:font-style="normal" fo:font-weight="normal" officeooo:rsid="001d12ca"/>
    </style:style>
    <style:style style:name="T12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d12ca"/>
    </style:style>
    <style:style style:name="T13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style:font-size-asian="10pt" style:font-style-asian="normal" style:font-weight-asian="normal"/>
    </style:style>
    <style:style style:name="T14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d12ca" style:font-size-asian="10pt" style:font-style-asian="normal" style:font-weight-asian="normal"/>
    </style:style>
    <style:style style:name="T15" style:family="text">
      <style:text-properties fo:font-variant="normal" fo:text-transform="none" fo:color="#313131" style:font-name="Open Sans" fo:font-size="9.60000038146973pt" fo:letter-spacing="normal" fo:language="ru" fo:country="RU" fo:font-style="normal" fo:font-weight="normal" officeooo:rsid="001ee657" style:font-size-asian="10pt" style:font-style-asian="normal" style:font-weight-asian="normal"/>
    </style:style>
    <style:style style:name="T16" style:family="text">
      <style:text-properties fo:font-variant="normal" fo:text-transform="none" fo:color="#00a928" style:text-line-through-style="none" style:text-line-through-type="none" style:font-name="Open Sans" fo:font-size="9.60000038146973pt" fo:letter-spacing="normal" fo:font-style="italic" style:text-underline-style="none" fo:font-weight="bold" style:text-blinking="false"/>
    </style:style>
    <style:style style:name="T17" style:family="text">
      <style:text-properties fo:font-variant="normal" fo:text-transform="none" fo:color="#a9b7c6" style:font-name="JetBrains Mono" fo:font-size="10pt" fo:letter-spacing="normal" fo:language="ru" fo:country="RU" fo:font-style="normal" fo:font-weight="normal" officeooo:rsid="001d12ca" style:font-size-asian="10pt" style:font-style-asian="normal" style:font-weight-asian="normal"/>
    </style:style>
    <style:style style:name="T18" style:family="text">
      <style:text-properties fo:font-variant="normal" fo:text-transform="none" fo:color="#6a8759" style:font-name="JetBrains Mono" fo:font-size="10pt" fo:letter-spacing="normal" fo:language="en" fo:country="US" fo:font-style="normal" fo:font-weight="normal" style:font-size-asian="10pt" style:font-style-asian="normal" style:font-weight-asian="normal"/>
    </style:style>
    <style:style style:name="T19" style:family="text">
      <style:text-properties fo:font-variant="normal" fo:text-transform="none" fo:color="#c9211e" style:font-name="Open Sans" fo:font-size="9.60000038146973pt" fo:letter-spacing="normal" fo:language="ru" fo:country="RU" fo:font-style="normal" fo:font-weight="bold" officeooo:rsid="001d12ca" style:font-weight-asian="bold" style:font-weight-complex="bold"/>
    </style:style>
    <style:style style:name="T20" style:family="text">
      <style:text-properties fo:font-variant="normal" fo:text-transform="none" fo:color="#c9211e" style:font-name="Open Sans" fo:font-size="9.60000038146973pt" fo:letter-spacing="normal" fo:language="ru" fo:country="RU" fo:font-style="normal" fo:font-weight="bold" officeooo:rsid="00200fc4" style:font-weight-asian="bold" style:font-weight-complex="bold"/>
    </style:style>
    <style:style style:name="T21" style:family="text">
      <style:text-properties fo:font-variant="normal" fo:text-transform="none" fo:color="#c9211e" style:font-name="Open Sans" fo:font-size="9.60000038146973pt" fo:letter-spacing="normal" fo:font-style="normal" fo:font-weight="bold" officeooo:rsid="001f13f7" style:font-weight-asian="bold" style:font-weight-complex="bold"/>
    </style:style>
    <style:style style:name="T22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8759" style:font-name="JetBrains Mono1" fo:font-size="10pt" fo:language="ru" fo:country="RU" fo:font-style="normal" fo:font-weight="normal" officeooo:rsid="001d12ca" style:font-size-asian="10pt" style:font-style-asian="normal" style:font-weight-asian="normal"/>
    </style:style>
    <style:style style:name="T25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c7832" style:font-name="JetBrains Mono1" fo:font-size="10pt" fo:language="ru" fo:country="RU" fo:font-style="normal" fo:font-weight="normal" officeooo:rsid="001d12ca" style:font-size-asian="10pt" style:font-style-asian="normal" style:font-weight-asian="normal"/>
    </style:style>
    <style:style style:name="T27" style:family="text">
      <style:text-properties officeooo:rsid="001f13f7"/>
    </style:style>
    <style:style style:name="T28" style:family="text">
      <style:text-properties fo:color="#c9211e" fo:font-weight="bold" officeooo:rsid="001f13f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24667150" text:style-name="L1">
        <text:list-item>
          <text:p text:style-name="P7">Бот возвращает цену на определённое количество валюты (евро, доллар или рубль). - <text:span text:style-name="T28">не выполнено, ключ -значение доллар указано неверно.</text:span></text:p>
        </text:list-item>
        <text:list-item>
          <text:p text:style-name="P8"><text:span text:style-name="T1">При написании бота необходимо использовать библиотеку </text:span><text:span text:style-name="Strong_20_Emphasis"><text:span text:style-name="Emphasis"><text:span text:style-name="T7">pytelegrambotapi</text:span></text:span></text:span><text:span text:style-name="T1">.</text:span></text:p>
        </text:list-item>
        <text:list-item>
          <text:p text:style-name="P9"><text:span text:style-name="T1">Человек должен отправить сообщение боту в виде </text:span><text:span text:style-name="Strong_20_Emphasis"><text:span text:style-name="T5">&lt;имя валюты цену которой он хочет узнать&gt; &lt;имя валюты в которой надо узнать цену первой валюты&gt; &lt;количество первой валюты&gt;</text:span></text:span><text:span text:style-name="T1">. - </text:span></text:p>
          <text:p text:style-name="P11">Текст использован не дословно. Но Смысл сохранен.</text:p>
        </text:list-item>
        <text:list-item>
          <text:p text:style-name="P8"><text:span text:style-name="T1">При вводе команды </text:span><text:span text:style-name="Strong_20_Emphasis"><text:span text:style-name="Emphasis"><text:span text:style-name="T7">/start</text:span></text:span></text:span><text:span text:style-name="T1"> или </text:span><text:span text:style-name="Strong_20_Emphasis"><text:span text:style-name="Emphasis"><text:span text:style-name="T7">/help </text:span></text:span></text:span><text:span text:style-name="T1">пользователю выводятся инструкции по применению бота. - </text:span><text:span text:style-name="T20">По факту <text:s/>бот не работает. Но если исправить ошибки, указанные ниже, будет ок </text:span></text:p>
        </text:list-item>
        <text:list-item>
          <text:p text:style-name="P10"><text:span text:style-name="T1">При вводе команды </text:span><text:span text:style-name="Strong_20_Emphasis"><text:span text:style-name="Emphasis"><text:span text:style-name="T7">/values </text:span></text:span></text:span><text:span text:style-name="T1">должна выводиться информация о всех доступных валютах в читаемом виде.</text:span><text:span text:style-name="T3"> </text:span><text:span text:style-name="T20">По факту бот не работает. Но если исправить ошибки, указанные ниже, будет ок </text:span></text:p>
        </text:list-item>
        <text:list-item>
          <text:p text:style-name="P8"><text:span text:style-name="T1">Для взятия курса валют необходимо использовать </text:span><text:a xlink:type="simple" xlink:href="https://www.cryptocompare.com/" office:target-frame-name="_blank" xlink:show="new" text:style-name="Internet_20_link" text:visited-style-name="Visited_20_Internet_20_Link"><text:span text:style-name="Strong_20_Emphasis"><text:span text:style-name="Emphasis"><text:span text:style-name="T16">API</text:span></text:span></text:span></text:a><text:span text:style-name="T1"> и отправлять к нему запросы с помощью библиотеки </text:span><text:span text:style-name="Emphasis"><text:span text:style-name="T8">Requests.</text:span></text:span><text:span text:style-name="Emphasis"><text:span text:style-name="T9">+</text:span></text:span></text:p>
        </text:list-item>
        <text:list-item>
          <text:p text:style-name="P8"><text:span text:style-name="T1">Для парсинга полученных ответов использовать библиотеку </text:span><text:span text:style-name="Emphasis"><text:span text:style-name="T8">JSON</text:span></text:span><text:span text:style-name="T1">.</text:span><text:span text:style-name="T3">+</text:span></text:p>
        </text:list-item>
        <text:list-item>
          <text:p text:style-name="P8"><text:span text:style-name="T1">При ошибке пользователя (например, введена неправильная или несуществующая валюта или неправильно введено число) вызывать собственно написанное исключение </text:span><text:span text:style-name="Strong_20_Emphasis"><text:span text:style-name="Emphasis"><text:span text:style-name="T7">APIException</text:span></text:span></text:span><text:span text:style-name="T1"> с текстом пояснения ошибки.</text:span><text:span text:style-name="T3"> </text:span><text:span text:style-name="T21">Исключения такие же как в примере, нет ни одного собственно написанного</text:span></text:p>
        </text:list-item>
        <text:list-item>
          <text:p text:style-name="P12">Текст любой ошибки с указанием типа ошибки должен отправляться пользователю в сообщения.<text:span text:style-name="T27">+</text:span></text:p>
        </text:list-item>
        <text:list-item>
          <text:p text:style-name="P8"><text:span text:style-name="T1">Для отправки запросов к </text:span><text:span text:style-name="Strong_20_Emphasis"><text:span text:style-name="Emphasis"><text:span text:style-name="T7">API</text:span></text:span></text:span><text:span text:style-name="T1"> описать класс со статическим методом </text:span><text:span text:style-name="Source_20_Text"><text:span text:style-name="Strong_20_Emphasis"><text:span text:style-name="T6">get_price()</text:span></text:span></text:span><text:span text:style-name="T1">, который принимает три аргумента: имя валюты, цену на которую надо узнать, — </text:span><text:span text:style-name="Strong_20_Emphasis"><text:span text:style-name="Emphasis"><text:span text:style-name="T7">base</text:span></text:span></text:span><text:span text:style-name="Strong_20_Emphasis"><text:span text:style-name="T5">,</text:span></text:span><text:span text:style-name="T1"> имя валюты, цену в которой надо узнать, — </text:span><text:span text:style-name="Emphasis"><text:span text:style-name="Strong_20_Emphasis"><text:span text:style-name="T7">quote</text:span></text:span></text:span><text:span text:style-name="Emphasis"><text:span text:style-name="T8">,</text:span></text:span><text:span text:style-name="T1"> количество переводимой валюты — </text:span><text:span text:style-name="Strong_20_Emphasis"><text:span text:style-name="Emphasis"><text:span text:style-name="T7">amount</text:span></text:span></text:span><text:span text:style-name="T1"> и возвращает нужную сумму в валюте.</text:span><text:span text:style-name="T3">+</text:span></text:p>
        </text:list-item>
        <text:list-item>
          <text:p text:style-name="P8"><text:span text:style-name="T1">Токен </text:span><text:span text:style-name="Emphasis"><text:span text:style-name="T8">telegramm</text:span></text:span><text:span text:style-name="T1">-бота хранить в специальном конфиге (можно использовать .</text:span><text:span text:style-name="Emphasis"><text:span text:style-name="T8">py</text:span></text:span><text:span text:style-name="T1"> файл).</text:span><text:span text:style-name="T3">+</text:span></text:p>
        </text:list-item>
        <text:list-item>
          <text:p text:style-name="P13"><text:span text:style-name="T1">Все классы спрятать в файле </text:span><text:span text:style-name="Strong_20_Emphasis"><text:span text:style-name="Emphasis"><text:span text:style-name="T7">extensions</text:span></text:span></text:span><text:span text:style-name="Strong_20_Emphasis"><text:span text:style-name="T5">.</text:span></text:span><text:span text:style-name="Strong_20_Emphasis"><text:span text:style-name="Emphasis"><text:span text:style-name="T7">py</text:span></text:span></text:span><text:span text:style-name="T1">.</text:span><text:span text:style-name="T3">+</text:span></text:p>
        </text:list-item>
      </text:list>
      <text:p text:style-name="P14"/>
      <text:p text:style-name="P14"/>
      <text:p text:style-name="P14"/>
      <text:p text:style-name="P6"><text:span text:style-name="T1">Файл </text:span><text:span text:style-name="T10">config: </text:span></text:p>
      <text:p text:style-name="P3"><text:span text:style-name="T11">1. </text:span><text:span text:style-name="T18">'</text:span><text:span text:style-name="T23">доллар'</text:span><text:span text:style-name="T22">: </text:span><text:span text:style-name="T23">'ЮэСДэ'</text:span><text:span text:style-name="T25"> . </text:span><text:span text:style-name="T26">Должно быть </text:span><text:span text:style-name="T24">'</text:span><text:span text:style-name="T23">доллар'</text:span><text:span text:style-name="T22">: </text:span><text:span text:style-name="T23">'USD'</text:span><text:span text:style-name="T25">,</text:span></text:p>
      <text:p text:style-name="P1"><text:span text:style-name="T17">2.TOKEN</text:span><text:span text:style-name="T14"> должен быть указан заглавными буквами</text:span></text:p>
      <text:p text:style-name="P17"/>
      <text:p text:style-name="P6"><text:span text:style-name="T1">Файл </text:span><text:span text:style-name="T10">app.py:</text:span></text:p>
      <text:p text:style-name="P2"><text:span text:style-name="T11">1. </text:span><text:span text:style-name="T1">/</text:span><text:span text:style-name="T11">start, /help </text:span><text:span text:style-name="T12">не работают. <text:line-break/></text:span><text:span text:style-name="T11">2. </text:span><text:span text:style-name="T17">TOKEN</text:span><text:span text:style-name="T14"> должен быть указан заглавными буквами</text:span></text:p>
      <text:p text:style-name="P4"><text:span text:style-name="T2">3. </text:span><text:span text:style-name="T15">в конце строки 10 лишний знак \</text:span></text:p>
      <text:p text:style-name="P15"/>
      <text:p text:style-name="P5"><text:span text:style-name="T13">Файл </text:span><text:span text:style-name="T2">extensions.py</text:span></text:p>
      <text:p text:style-name="P5"><text:span text:style-name="T2">1. 3 </text:span><text:span text:style-name="T13">строка вместо * должно быть </text:span><text:span text:style-name="T2">keys</text:span></text:p>
      <text:p text:style-name="P18"/>
      <text:p text:style-name="P16"/>
      <text:p text:style-name="P19"/>
      <text:p text:style-name="P17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Open Sans" svg:font-family="'Open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JetBrains Mono1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03:49:36.800000000</meta:creation-date>
    <dc:date>2022-03-22T04:21:44.049000000</dc:date>
    <meta:editing-duration>PT8M39S</meta:editing-duration>
    <meta:editing-cycles>2</meta:editing-cycles>
    <meta:generator>Trio_Office/6.2.8.2$Windows_x86 LibreOffice_project/</meta:generator>
    <meta:document-statistic meta:table-count="0" meta:image-count="0" meta:object-count="0" meta:page-count="2" meta:paragraph-count="21" meta:word-count="298" meta:character-count="2021" meta:non-whitespace-character-count="1747"/>
  </office:meta>
</office:document-meta>
</file>